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4pt"/>
    </style:style>
    <style:style style:name="co2" style:family="table-column">
      <style:table-column-properties fo:break-before="auto" style:column-width="69.14pt"/>
    </style:style>
    <style:style style:name="co3" style:family="table-column">
      <style:table-column-properties fo:break-before="auto" style:column-width="81.55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75.94pt"/>
    </style:style>
    <style:style style:name="co6" style:family="table-column">
      <style:table-column-properties fo:break-before="auto" style:column-width="101.9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os_omp_1" table:style-name="ta1">
        <table:shapes>
          <draw:frame draw:z-index="0" draw:style-name="gr1" draw:text-style-name="P1" svg:width="576.14pt" svg:height="320.63pt" svg:x="101.31pt" svg:y="161.91pt">
            <loext:p draw:notify-on-update-of-ranges="tempos_omp_1.A3:tempos_omp_1.A17 tempos_omp_1.E1:tempos_omp_1.E1 tempos_omp_1.E3:tempos_omp_1.E17 tempos_omp_1.G1:tempos_omp_1.G1 tempos_omp_1.G3:tempos_omp_1.G10 tempos_omp_1.F1:tempos_omp_1.F1 tempos_omp_1.F3:tempos_omp_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empo serial</text:p>
          </table:table-cell>
          <table:table-cell office:value-type="string" calcext:value-type="string">
            <text:p>Tempo omp</text:p>
          </table:table-cell>
          <table:table-cell office:value-type="string" calcext:value-type="string">
            <text:p>Tempo pthreads</text:p>
          </table:table-cell>
          <table:table-cell office:value-type="string" calcext:value-type="string">
            <text:p>Aceleração omp</text:p>
          </table:table-cell>
          <table:table-cell office:value-type="string" calcext:value-type="string">
            <text:p>Aceleração pthreads</text:p>
          </table:table-cell>
          <table:table-cell office:value-type="string" calcext:value-type="string">
            <text:p>Aceleração Ideal</text:p>
          </table:table-cell>
        </table:table-row>
        <table:table-row table:style-name="ro1">
          <table:table-cell/>
          <table:table-cell office:value-type="float" office:value="155.20105" calcext:value-type="float">
            <text:p>155.2010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2.583" calcext:value-type="float">
            <text:p>112.583</text:p>
          </table:table-cell>
          <table:table-cell office:value-type="float" office:value="92.4334" calcext:value-type="float">
            <text:p>92.4334</text:p>
          </table:table-cell>
          <table:table-cell table:formula="of:=[.$B$2]/[.C3]" office:value-type="float" office:value="1.37854782693657" calcext:value-type="float">
            <text:p>1.3785478269</text:p>
          </table:table-cell>
          <table:table-cell table:formula="of:=[.$B$2]/[.D3]" office:value-type="float" office:value="1.67905811102913" calcext:value-type="float">
            <text:p>1.679058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1.8026" calcext:value-type="float">
            <text:p>81.8026</text:p>
          </table:table-cell>
          <table:table-cell office:value-type="float" office:value="72.8907" calcext:value-type="float">
            <text:p>72.8907</text:p>
          </table:table-cell>
          <table:table-cell table:formula="of:=[.B$2]/[.C4]" office:value-type="float" office:value="1.89726304542887" calcext:value-type="float">
            <text:p>1.8972630454</text:p>
          </table:table-cell>
          <table:table-cell table:formula="of:=[.$B$2]/[.D4]" office:value-type="float" office:value="2.12922979200364" calcext:value-type="float">
            <text:p>2.1292297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8.6707" calcext:value-type="float">
            <text:p>78.6707</text:p>
          </table:table-cell>
          <table:table-cell office:value-type="float" office:value="63.1907" calcext:value-type="float">
            <text:p>63.1907</text:p>
          </table:table-cell>
          <table:table-cell table:formula="of:=[.B$2]/[.C5]" office:value-type="float" office:value="1.97279355592362" calcext:value-type="float">
            <text:p>1.9727935559</text:p>
          </table:table-cell>
          <table:table-cell table:formula="of:=[.$B$2]/[.D5]" office:value-type="float" office:value="2.45607423244243" calcext:value-type="float">
            <text:p>2.4560742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0.6016" calcext:value-type="float">
            <text:p>90.6016</text:p>
          </table:table-cell>
          <table:table-cell office:value-type="float" office:value="69.0089" calcext:value-type="float">
            <text:p>69.0089</text:p>
          </table:table-cell>
          <table:table-cell table:formula="of:=[.B$2]/[.C6]" office:value-type="float" office:value="1.7130056202098" calcext:value-type="float">
            <text:p>1.7130056202</text:p>
          </table:table-cell>
          <table:table-cell table:formula="of:=[.$B$2]/[.D6]" office:value-type="float" office:value="2.24900049124098" calcext:value-type="float">
            <text:p>2.24900049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2.5927" calcext:value-type="float">
            <text:p>82.5927</text:p>
          </table:table-cell>
          <table:table-cell office:value-type="float" office:value="64.1573" calcext:value-type="float">
            <text:p>64.1573</text:p>
          </table:table-cell>
          <table:table-cell table:formula="of:=[.B$2]/[.C7]" office:value-type="float" office:value="1.87911340832785" calcext:value-type="float">
            <text:p>1.8791134083</text:p>
          </table:table-cell>
          <table:table-cell table:formula="of:=[.$B$2]/[.D7]" office:value-type="float" office:value="2.4190707838391" calcext:value-type="float">
            <text:p>2.41907078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7.3314" calcext:value-type="float">
            <text:p>77.3314</text:p>
          </table:table-cell>
          <table:table-cell office:value-type="float" office:value="64.3829" calcext:value-type="float">
            <text:p>64.3829</text:p>
          </table:table-cell>
          <table:table-cell table:formula="of:=[.B$2]/[.C8]" office:value-type="float" office:value="2.00696030331793" calcext:value-type="float">
            <text:p>2.0069603033</text:p>
          </table:table-cell>
          <table:table-cell table:formula="of:=[.$B$2]/[.D8]" office:value-type="float" office:value="2.41059427270284" calcext:value-type="float">
            <text:p>2.41059427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3.8504" calcext:value-type="float">
            <text:p>73.8504</text:p>
          </table:table-cell>
          <table:table-cell office:value-type="float" office:value="60.9504" calcext:value-type="float">
            <text:p>60.9504</text:p>
          </table:table-cell>
          <table:table-cell table:formula="of:=[.B$2]/[.C9]" office:value-type="float" office:value="2.10156004571404" calcext:value-type="float">
            <text:p>2.1015600457</text:p>
          </table:table-cell>
          <table:table-cell table:formula="of:=[.$B$2]/[.D9]" office:value-type="float" office:value="2.54634998293695" calcext:value-type="float">
            <text:p>2.54634998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6.801" calcext:value-type="float">
            <text:p>76.801</text:p>
          </table:table-cell>
          <table:table-cell office:value-type="float" office:value="67.534" calcext:value-type="float">
            <text:p>67.534</text:p>
          </table:table-cell>
          <table:table-cell table:formula="of:=[.B$2]/[.C10]" office:value-type="float" office:value="2.0208206924389" calcext:value-type="float">
            <text:p>2.0208206924</text:p>
          </table:table-cell>
          <table:table-cell table:formula="of:=[.$B$2]/[.D10]" office:value-type="float" office:value="2.29811724464714" calcext:value-type="float">
            <text:p>2.29811724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77.3993" calcext:value-type="float">
            <text:p>77.3993</text:p>
          </table:table-cell>
          <table:table-cell office:value-type="float" office:value="67.7109" calcext:value-type="float">
            <text:p>67.7109</text:p>
          </table:table-cell>
          <table:table-cell table:formula="of:=[.B$2]/[.C11]" office:value-type="float" office:value="2.00519965942844" calcext:value-type="float">
            <text:p>2.0051996594</text:p>
          </table:table-cell>
          <table:table-cell table:formula="of:=[.$B$2]/[.D11]" office:value-type="float" office:value="2.2921132343537" calcext:value-type="float">
            <text:p>2.29211323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5.9619" calcext:value-type="float">
            <text:p>75.9619</text:p>
          </table:table-cell>
          <table:table-cell office:value-type="float" office:value="66.3146" calcext:value-type="float">
            <text:p>66.3146</text:p>
          </table:table-cell>
          <table:table-cell table:formula="of:=[.B$2]/[.C12]" office:value-type="float" office:value="2.04314333896335" calcext:value-type="float">
            <text:p>2.043143339</text:p>
          </table:table-cell>
          <table:table-cell table:formula="of:=[.$B$2]/[.D12]" office:value-type="float" office:value="2.34037527181043" calcext:value-type="float">
            <text:p>2.340375271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5.6654" calcext:value-type="float">
            <text:p>75.6654</text:p>
          </table:table-cell>
          <table:table-cell office:value-type="float" office:value="67.9799" calcext:value-type="float">
            <text:p>67.9799</text:p>
          </table:table-cell>
          <table:table-cell table:formula="of:=[.B$2]/[.C13]" office:value-type="float" office:value="2.05114953466181" calcext:value-type="float">
            <text:p>2.0511495347</text:p>
          </table:table-cell>
          <table:table-cell table:formula="of:=[.$B$2]/[.D13]" office:value-type="float" office:value="2.28304322307035" calcext:value-type="float">
            <text:p>2.28304322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76.4763" calcext:value-type="float">
            <text:p>76.4763</text:p>
          </table:table-cell>
          <table:table-cell office:value-type="float" office:value="67.4361" calcext:value-type="float">
            <text:p>67.4361</text:p>
          </table:table-cell>
          <table:table-cell table:formula="of:=[.B$2]/[.C14]" office:value-type="float" office:value="2.02940061169277" calcext:value-type="float">
            <text:p>2.0294006117</text:p>
          </table:table-cell>
          <table:table-cell table:formula="of:=[.$B$2]/[.D14]" office:value-type="float" office:value="2.30145352415101" calcext:value-type="float">
            <text:p>2.30145352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75.3396" calcext:value-type="float">
            <text:p>75.3396</text:p>
          </table:table-cell>
          <table:table-cell office:value-type="float" office:value="66.8513" calcext:value-type="float">
            <text:p>66.8513</text:p>
          </table:table-cell>
          <table:table-cell table:formula="of:=[.B$2]/[.C15]" office:value-type="float" office:value="2.06001956474417" calcext:value-type="float">
            <text:p>2.0600195647</text:p>
          </table:table-cell>
          <table:table-cell table:formula="of:=[.$B$2]/[.D15]" office:value-type="float" office:value="2.32158611724828" calcext:value-type="float">
            <text:p>2.32158611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75.0704" calcext:value-type="float">
            <text:p>75.0704</text:p>
          </table:table-cell>
          <table:table-cell office:value-type="float" office:value="66.6283" calcext:value-type="float">
            <text:p>66.6283</text:p>
          </table:table-cell>
          <table:table-cell table:formula="of:=[.B$2]/[.C16]" office:value-type="float" office:value="2.06740672755174" calcext:value-type="float">
            <text:p>2.0674067276</text:p>
          </table:table-cell>
          <table:table-cell table:formula="of:=[.$B$2]/[.D16]" office:value-type="float" office:value="2.32935629454751" calcext:value-type="float">
            <text:p>2.329356294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75.0181" calcext:value-type="float">
            <text:p>75.0181</text:p>
          </table:table-cell>
          <table:table-cell office:value-type="float" office:value="66.0569" calcext:value-type="float">
            <text:p>66.0569</text:p>
          </table:table-cell>
          <table:table-cell table:formula="of:=[.B$2]/[.C17]" office:value-type="float" office:value="2.06884805133694" calcext:value-type="float">
            <text:p>2.0688480513</text:p>
          </table:table-cell>
          <table:table-cell table:formula="of:=[.$B$2]/[.D17]" office:value-type="float" office:value="2.34950550207473" calcext:value-type="float">
            <text:p>2.34950550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5T16:50:42.975106396</dc:date>
    <meta:editing-duration>PT3M49S</meta:editing-duration>
    <meta:editing-cycles>1</meta:editing-cycles>
    <meta:document-statistic meta:table-count="1" meta:cell-count="9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.4" chart:maximum="3.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6cm" svg:height="11.312cm" xlink:href=".." xlink:type="simple" chart:class="chart:line" chart:column-mapping="0" chart:style-name="ch1">
        <chart:title svg:x="6.446cm" svg:y="0.361cm" chart:style-name="ch2">
          <text:p>Aceleração Eliminação Gaussiana</text:p>
        </chart:title>
        <chart:legend chart:legend-position="bottom" svg:x="4.232cm" svg:y="10.551cm" style:legend-expansion="wide" chart:style-name="ch3"/>
        <chart:plot-area chart:style-name="ch4" table:cell-range-address="tempos_omp_1.A1:tempos_omp_1.A1 tempos_omp_1.A3:tempos_omp_1.A17 tempos_omp_1.E1:tempos_omp_1.G1 tempos_omp_1.E3:tempos_omp_1.F17 tempos_omp_1.F3:tempos_omp_1.F15 tempos_omp_1.G3:tempos_omp_1.G10" chart:data-source-has-labels="both" svg:x="1.4cm" svg:y="1.372cm" svg:width="18.52cm" svg:height="7.989cm">
          <chartooo:coordinate-region svg:x="2.137cm" svg:y="1.56cm" svg:width="17.582cm" svg:height="7.176cm"/>
          <chart:axis chart:dimension="x" chart:name="primary-x" chart:style-name="ch5" chartooo:axis-type="auto">
            <chartooo:date-scale/>
            <chart:title svg:x="9.2cm" svg:y="9.588cm" chart:style-name="ch6">
              <text:p>Numero de Threads</text:p>
            </chart:title>
            <chart:categories table:cell-range-address="tempos_omp_1.A3:tempos_omp_1.A17"/>
            <chart:grid chart:style-name="ch7" chart:class="major"/>
          </chart:axis>
          <chart:axis chart:dimension="y" chart:name="primary-y" chart:style-name="ch8">
            <chart:title svg:x="0.451cm" svg:y="6.207cm" chart:style-name="ch9">
              <text:p>Aceleração</text:p>
            </chart:title>
            <chart:grid chart:style-name="ch7" chart:class="major"/>
          </chart:axis>
          <chart:series chart:style-name="ch10" chart:values-cell-range-address="tempos_omp_1.E3:tempos_omp_1.E17" chart:label-cell-address="tempos_omp_1.E1:tempos_omp_1.E1" chart:class="chart:line">
            <chart:data-point chart:repeated="15"/>
          </chart:series>
          <chart:series chart:style-name="ch11" chart:values-cell-range-address="tempos_omp_1.G3:tempos_omp_1.G10" chart:label-cell-address="tempos_omp_1.G1:tempos_omp_1.G1" chart:class="chart:line">
            <chart:data-point chart:repeated="8"/>
          </chart:series>
          <chart:series chart:style-name="ch12" chart:values-cell-range-address="tempos_omp_1.F3:tempos_omp_1.F17" chart:label-cell-address="tempos_omp_1.F1:tempos_omp_1.F1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ção omp</text:p>
                <draw:g>
                  <svg:desc>tempos_omp_1.E1:tempos_omp_1.E1</svg:desc>
                </draw:g>
              </table:table-cell>
              <table:table-cell office:value-type="string">
                <text:p>Aceleração Ideal</text:p>
                <draw:g>
                  <svg:desc>tempos_omp_1.G1:tempos_omp_1.G1</svg:desc>
                </draw:g>
              </table:table-cell>
              <table:table-cell office:value-type="string">
                <text:p>Aceleração pthreads</text:p>
                <draw:g>
                  <svg:desc>tempos_omp_1.F1:tempos_omp_1.F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mpos_omp_1.A3:tempos_omp_1.A17</svg:desc>
                </draw:g>
              </table:table-cell>
              <table:table-cell office:value-type="float" office:value="1.37854782693657">
                <text:p>1.37854782693657</text:p>
                <draw:g>
                  <svg:desc>tempos_omp_1.E3:tempos_omp_1.E17</svg:desc>
                </draw:g>
              </table:table-cell>
              <table:table-cell office:value-type="float" office:value="2">
                <text:p>2</text:p>
                <draw:g>
                  <svg:desc>tempos_omp_1.G3:tempos_omp_1.G10</svg:desc>
                </draw:g>
              </table:table-cell>
              <table:table-cell office:value-type="float" office:value="1.67905811102913">
                <text:p>1.67905811102913</text:p>
                <draw:g>
                  <svg:desc>tempos_omp_1.F3:tempos_omp_1.F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9726304542887">
                <text:p>1.89726304542887</text:p>
              </table:table-cell>
              <table:table-cell office:value-type="float" office:value="3">
                <text:p>3</text:p>
              </table:table-cell>
              <table:table-cell office:value-type="float" office:value="2.12922979200364">
                <text:p>2.129229792003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7279355592362">
                <text:p>1.97279355592362</text:p>
              </table:table-cell>
              <table:table-cell office:value-type="float" office:value="4">
                <text:p>4</text:p>
              </table:table-cell>
              <table:table-cell office:value-type="float" office:value="2.45607423244243">
                <text:p>2.456074232442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130056202098">
                <text:p>1.7130056202098</text:p>
              </table:table-cell>
              <table:table-cell office:value-type="float" office:value="5">
                <text:p>5</text:p>
              </table:table-cell>
              <table:table-cell office:value-type="float" office:value="2.24900049124098">
                <text:p>2.249000491240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7911340832785">
                <text:p>1.87911340832785</text:p>
              </table:table-cell>
              <table:table-cell office:value-type="float" office:value="6">
                <text:p>6</text:p>
              </table:table-cell>
              <table:table-cell office:value-type="float" office:value="2.4190707838391">
                <text:p>2.41907078383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0696030331793">
                <text:p>2.00696030331793</text:p>
              </table:table-cell>
              <table:table-cell office:value-type="float" office:value="7">
                <text:p>7</text:p>
              </table:table-cell>
              <table:table-cell office:value-type="float" office:value="2.41059427270284">
                <text:p>2.410594272702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0156004571404">
                <text:p>2.10156004571404</text:p>
              </table:table-cell>
              <table:table-cell office:value-type="float" office:value="8">
                <text:p>8</text:p>
              </table:table-cell>
              <table:table-cell office:value-type="float" office:value="2.54634998293695">
                <text:p>2.546349982936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208206924389">
                <text:p>2.0208206924389</text:p>
              </table:table-cell>
              <table:table-cell office:value-type="float" office:value="9">
                <text:p>9</text:p>
              </table:table-cell>
              <table:table-cell office:value-type="float" office:value="2.29811724464714">
                <text:p>2.29811724464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00519965942844">
                <text:p>2.00519965942844</text:p>
              </table:table-cell>
              <table:table-cell office:value-type="float" office:value="NaN">
                <text:p>NaN</text:p>
              </table:table-cell>
              <table:table-cell office:value-type="float" office:value="2.2921132343537">
                <text:p>2.29211323435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4314333896335">
                <text:p>2.04314333896335</text:p>
              </table:table-cell>
              <table:table-cell office:value-type="float" office:value="NaN">
                <text:p>NaN</text:p>
              </table:table-cell>
              <table:table-cell office:value-type="float" office:value="2.34037527181043">
                <text:p>2.340375271810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.05114953466181">
                <text:p>2.05114953466181</text:p>
              </table:table-cell>
              <table:table-cell office:value-type="float" office:value="NaN">
                <text:p>NaN</text:p>
              </table:table-cell>
              <table:table-cell office:value-type="float" office:value="2.28304322307035">
                <text:p>2.283043223070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2940061169277">
                <text:p>2.02940061169277</text:p>
              </table:table-cell>
              <table:table-cell office:value-type="float" office:value="NaN">
                <text:p>NaN</text:p>
              </table:table-cell>
              <table:table-cell office:value-type="float" office:value="2.30145352415101">
                <text:p>2.3014535241510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06001956474417">
                <text:p>2.06001956474417</text:p>
              </table:table-cell>
              <table:table-cell office:value-type="float" office:value="NaN">
                <text:p>NaN</text:p>
              </table:table-cell>
              <table:table-cell office:value-type="float" office:value="2.32158611724828">
                <text:p>2.3215861172482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6740672755174">
                <text:p>2.06740672755174</text:p>
              </table:table-cell>
              <table:table-cell office:value-type="float" office:value="NaN">
                <text:p>NaN</text:p>
              </table:table-cell>
              <table:table-cell office:value-type="float" office:value="2.32935629454751">
                <text:p>2.3293562945475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06884805133694">
                <text:p>2.06884805133694</text:p>
              </table:table-cell>
              <table:table-cell office:value-type="float" office:value="NaN">
                <text:p>NaN</text:p>
              </table:table-cell>
              <table:table-cell office:value-type="float" office:value="2.34950550207473">
                <text:p>2.34950550207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